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Brodtekst">
      <style:text-properties officeooo:paragraph-rsid="001dd36e"/>
    </style:style>
    <style:style style:name="P2" style:family="paragraph" style:parent-style-name="Brodtekst">
      <style:text-properties fo:language="nb" fo:country="NO" fo:font-style="normal" fo:font-weight="bold" officeooo:rsid="001dd36e" officeooo:paragraph-rsid="001dd36e" style:font-style-asian="normal" style:font-weight-asian="bold" style:language-complex="ar" style:country-complex="SA" style:font-style-complex="normal" style:font-weight-complex="bold"/>
    </style:style>
    <style:style style:name="P3" style:family="paragraph" style:parent-style-name="Brodtekst">
      <style:text-properties fo:language="nb" fo:country="NO" fo:font-style="normal" officeooo:paragraph-rsid="001dd36e" style:font-style-asian="normal" style:language-complex="ar" style:country-complex="SA" style:font-style-complex="normal"/>
    </style:style>
    <style:style style:name="P4" style:family="paragraph" style:parent-style-name="Brodtekst">
      <style:text-properties fo:language="nb" fo:country="NO" officeooo:paragraph-rsid="001dd36e" style:language-complex="ar" style:country-complex="SA" style:font-style-complex="normal"/>
    </style:style>
    <style:style style:name="P5" style:family="paragraph" style:parent-style-name="Brodtekst">
      <style:text-properties fo:language="nb" fo:country="NO" fo:font-style="italic" officeooo:paragraph-rsid="001dd36e" style:font-style-asian="italic" style:language-complex="ar" style:country-complex="SA" style:font-style-complex="italic"/>
    </style:style>
    <style:style style:name="T1" style:family="text">
      <style:text-properties fo:language="nb" fo:country="NO" fo:font-style="normal" style:font-style-asian="normal" style:language-complex="ar" style:country-complex="SA" style:font-style-complex="normal"/>
    </style:style>
    <style:style style:name="T2" style:family="text">
      <style:text-properties fo:language="nb" fo:country="NO" style:language-complex="ar" style:country-complex="SA" style:font-style-complex="normal"/>
    </style:style>
    <style:style style:name="T3" style:family="text">
      <style:text-properties fo:language="nb" fo:country="NO" fo:font-style="italic" style:font-style-asian="italic" style:language-complex="ar" style:country-complex="SA" style:font-style-complex="italic"/>
    </style:style>
    <style:style style:name="T4" style:family="text">
      <style:text-properties fo:color="#990066" fo:language="nb" fo:country="NO" fo:font-style="normal" style:font-style-asian="normal" style:language-complex="ar" style:country-complex="SA" style:font-style-complex="normal"/>
    </style:style>
    <style:style style:name="T5" style:family="text">
      <style:text-properties officeooo:rsid="001eb5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MS kontroverset</text:p>
      <text:p text:style-name="P3">I 2015 skrev jeg et essay om læringsservice-leverandør markedet i Norge og endringene i det ’teknologiske innovasjonssystemet’ (TIS) tilknyttet Learning Management Systems (LMS). LMS leverandøren Itslearning hadde nettopp kommet ut med en <text:span text:style-name="T5">oppdatering inspirert av sosiale medier</text:span>. Oppdateringen svarte blant annet på ny konkurranse fra en aktør som jeg leste om i avisen som hadde ambisjon om å revolusjonere LMS teknologien ved å gjøre brukeropplevelsen mer sosial og levende. Denne startupen var bemerkelsesverdig både fordi gruppen hadde utviklet ideen som et prosjekt på VGS og fordi ungdommene igjennom denne ungdomsbedriften (som slike skoleprosjekter heter) utfordret en teknologi som var nokså upopulær. Itslearning skrev på sine nettsider at de var en av verdens raskest voksende teknologi-bedrifter på den tiden, verdens tredje største LMS leverandøren, og de hadde ambisjon om å bli den største leverandøren innen K12 (grunnskole) sjiktet. Bedriften hadde nettopp kjøpt opp den andre store leverandøren i Norge, Fronter, og dominerte markedet. Likevel var deres posisjon på mange måter kontroversiell. Itslearning hadde selv startet blant studenter på Universitetet i Bergen (UiB) i 1999 og hadde raskt blitt en suksess, men til tross for den raske veksten opplevde mange at lite hadde skjedd med teknologien <text:span text:style-name="T5">siden den først kom ut</text:span>. </text:p>
      <text:p text:style-name="P4">Etter flere runder med klager satt Norges tekniske-naturvitenskapelige universitet (NTNU) i 2010 i gang undersøkelser internt og eksternt for å få klarhet i bruk og tilfredshet med Itslearning. Ida Aalen (2010), som har skrevet mye om dette hatobjektet på sin blogg, spør ’om det er vits å klage’ og henviser til mangelen på insentiv leverandøren har til å bli bedre. «De har en lang liste med funksjonalitet, og de har en lang liste med kunder, og de trenger egentlig ikke noe mer får å kunne drive godt.» I en anbudsrunde i 2013 velger NTNU bort Itslearning til fordel for konkurenten Fronter, til tross for at leverandøren fikk høyest ranking på kvalitet og gjennomføringskraft i universitetets egne undersøkelser. Itslearning saksøkte universitetet for å ikke følge sin egne anbudsutlysning (Universitetsavisa, 2013). Bare et år senere stopper universitetet kjøpet av den nye e-læringsplatformen og starte på nytt enda en gang. De meldte at «det er sjeldent at vi har innkjøp hvor det skiller så lite mellom tilbudene», men at ’timeverkene brukt på prosessen var uansett ikke bortkastet fordi arbeidet som ble gjort med å beskrive hvilken behov for e-læring brukerne har tas med til neste runde.’ (Universitetsavisa, 2014)</text:p>
      <text:p text:style-name="P1"><text:span text:style-name="T2">Studentene fra UiB hadde i 1999 sluppet sitt studentprosjekt på markedet rett før den beryktede dotcom-boblen, da det var svært stor tro på verdien av Internett-baserte løsninger. Studentene hadde undret seg over hvorfor det ble tatt i bruk digitale- og web-verktøy i forelesningene på universitetet (Itslearning, 2018) på et tidspunkt da det var svært mange mulige teknologiske løsninger </text:span><text:soft-page-break/><text:span text:style-name="T2">tilgjengelig. Utdanningsdirektoratet kom i 2006 med en rapport <text:s/>med tittelen </text:span><text:span text:style-name="T3">Digitale læringsplatformer - en mulig katalysator for digital kompetanse i grunnopplæringen. </text:span><text:span text:style-name="T1">I sitt forord sier rapporten at:</text:span></text:p>
      <text:p text:style-name="P5">«Utgangspunktet [var] at fremveksten og utbredelsen av digitale læringsplattformer eller LMS... har hatt en rask utvikling de siste 3–4 årene i grunnopplæringen uten at myndigheter, leverandører eller brukere har hatt systematisk fokus på hvordan LMS-ene virker pedagogisk i forhold til elevenes læringsprosesser og læringsutbytte. Oppmerksomheten har fra mange hold vært på utvikling av selve verktøykassen i LMS-et, på anskaffelsen og markedsutviklingen mer enn på studier av selve bruken av LMS og eventuell pedagogisk merverdi.» </text:p>
      <text:p text:style-name="P4">I 2006 brukte 97% av videregående skoler denne teknologien (</text:p>
      <text:p text:style-name="P1"><text:span text:style-name="T2">Både det at markedet kom til orientere seg mot sosial media inspirerte løsninger og den manglende forståelse for behovene til brukerne slik som hos NTNU kan indikere at den ’lange listen med funksjonalitet’ som Aalen beskrev var vanskelig å tilpasse i oversettelsen til utdanningsinstitusjonenes egne e-læringservice. </text:span><text:span text:style-name="T1"><text:s/>Funksjonene på deres sider var imponerende.. Forventninger uten utvikling.. </text:span></text:p>
      <text:p text:style-name="P4">Aalen beskriver i en blogg-post dedikert til å oppsummere sine egne og andres erfaringer med de sterke følelsene av hat mot Itslearning hvordan mangelen på oversikt ... facebook greier å gjøre mer på en side enn de greier på tre (algoritme).. </text:p>
      <text:p text:style-name="P1"><text:span text:style-name="T2">Itslearning mistet deretter markedsandeler.. dette var fordi Feide endret sine funksjoner slik at flere fylle deres rolle.. og fordelen av størrelse ble borte. </text:span><text:span text:style-name="T1">Konkurrenten.. erstatte den faggruppe-orienterte tilnærmingen jeg selv kjente fra tiden på skolen på 2000-tallet, og på universitetets eget LMS.</text:span></text:p>
      <text:p text:style-name="P3">De få studiene jeg kunne finne som var gjort av bruk og oppfatning av LMS på den tiden forklarte at det hadde blitt oppfattet som et administrativt system.</text:p>
      <text:p text:style-name="P1"><text:span text:style-name="T1">Ti år etter sammenlignet mange denne teknologien med de store Web2.0 aktørene (Facebook, Youtube, osv.) som transformerte Internettet i løpet av 2000-tallet. På 2000-tallet så vi også overgangen til det som er kjent som Web2.0, der mye av idealismen tilknyttet teknologien i løpet av dette tiåret ble transformert gjennom en ny ’algoritmisk’ tilnærming til nettverket. Man sluttet å snakke om å ’surfe på nettet’, og denne flytende formen for tilstedeværelse har til dels blitt erstattet av en </text:span><text:span text:style-name="T4">iterativ </text:span><text:span text:style-name="T1">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rodtekst" style:family="paragraph" style:parent-style-name="Standard" style:default-outline-level="">
      <style:paragraph-properties fo:margin-top="0in" fo:margin-bottom="0.1665in" loext:contextual-spacing="false" fo:line-height="150%"/>
      <style:text-properties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8:27:19.803285771</meta:creation-date>
    <dc:date>2018-12-21T09:13:21.593497619</dc:date>
    <meta:editing-duration>PT21S</meta:editing-duration>
    <meta:editing-cycles>2</meta:editing-cycles>
    <meta:generator>LibreOffice/6.0.7.3$Linux_X86_64 LibreOffice_project/00m0$Build-3</meta:generator>
    <meta:document-statistic meta:table-count="0" meta:image-count="0" meta:object-count="0" meta:page-count="2" meta:paragraph-count="11" meta:word-count="811" meta:character-count="5373" meta:non-whitespace-character-count="4567"/>
  </office:meta>
</office:document-meta>
</file>